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1.8cm" svg:height="1.7cm" svg:x="13.8cm" svg:y="8.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2" draw:text-style-name="P1" draw:layer="layout" svg:width="2.3cm" svg:height="1.15cm" svg:x="13.6cm" svg:y="9.85cm">
            <draw:text-box>
              <text:p text:style-name="P1">Гость</text:p>
            </draw:text-box>
          </draw:frame>
        </draw:g>
        <draw:custom-shape draw:style-name="gr3" draw:text-style-name="P1" draw:layer="layout" svg:width="3.9cm" svg:height="2.1cm" svg:x="6.3cm" svg:y="11.7cm">
          <text:p text:style-name="P1">Посетить главную </text:p>
          <text:p text:style-name="P1">страниц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2.1cm" svg:x="12.8cm" svg:y="11.8cm">
          <text:p text:style-name="P1">Посетить страницу </text:p>
          <text:p text:style-name="P1">каталог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2.1cm" svg:x="12.9cm" svg:y="15.2cm">
          <text:p text:style-name="P1">Воспроизвести </text:p>
          <text:p text:style-name="P1">поис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2.1cm" svg:x="19.9cm" svg:y="11.9cm">
          <text:p text:style-name="P1">Посетить страницу</text:p>
          <text:p text:style-name="P1">обратной связи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2.1cm" svg:x="19.9cm" svg:y="15.3cm">
          <text:p text:style-name="P1">Отправить письм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2.1cm" svg:x="6.2cm" svg:y="8.035cm">
          <text:p text:style-name="P1">Посетить страницу</text:p>
          <text:p text:style-name="P1">регистрации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2.1cm" svg:x="6.135cm" svg:y="4.7cm">
          <text:p text:style-name="P1">Выполнить </text:p>
          <text:p text:style-name="P1">регистрацию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2.1cm" svg:x="19.5cm" svg:y="8.1cm">
          <text:p text:style-name="P1">Посетить страницу</text:p>
          <text:p text:style-name="P1">вход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2.1cm" svg:x="19.4cm" svg:y="5.2cm">
          <text:p text:style-name="P1">Выполнить </text:p>
          <text:p text:style-name="P1">в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Обычный">
        <draw:g>
          <draw:custom-shape draw:style-name="gr1" draw:text-style-name="P1" draw:layer="layout" svg:width="1.8cm" svg:height="1.7cm" svg:x="8.2cm" svg:y="7.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2" draw:text-style-name="P1" draw:layer="layout" svg:width="3.3cm" svg:height="1.15cm" svg:x="7.5cm" svg:y="9.45cm">
            <draw:text-box>
              <text:p text:style-name="P1">Читатель</text:p>
            </draw:text-box>
          </draw:frame>
        </draw:g>
        <draw:custom-shape draw:style-name="gr4" draw:text-style-name="P2" draw:layer="Разметка" svg:width="3.9cm" svg:height="2.1cm" svg:x="2.2cm" svg:y="11.8cm">
          <text:p text:style-name="P2">Посетить главную </text:p>
          <text:p text:style-name="P2">страниц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9cm" svg:y="11.8cm">
          <text:p text:style-name="P2">Посетить страницу </text:p>
          <text:p text:style-name="P2">каталог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6.2cm" svg:y="15cm">
          <text:p text:style-name="P2">Воспроизвести </text:p>
          <text:p text:style-name="P2">поис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6.7cm" svg:y="11.8cm">
          <text:p text:style-name="P2">Посетить страницу</text:p>
          <text:p text:style-name="P2">обратной связи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Разметка" svg:width="3.9cm" svg:height="2.1cm" svg:x="23.2cm" svg:y="11.8cm">
          <text:p text:style-name="P2">Отправить письм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.3cm" svg:y="4.1cm">
          <text:p text:style-name="P2">Выполнить </text:p>
          <text:p text:style-name="P2">вы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7.1cm" svg:y="4.1cm">
          <text:p text:style-name="P2">Посетить </text:p>
          <text:p text:style-name="P2">домашнюю страниц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5cm" svg:y="4.2cm">
          <text:p text:style-name="P2">Посетить </text:p>
          <text:p text:style-name="P2">страницу восстановления </text:p>
          <text:p text:style-name="P2">читательского паспорт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5cm" svg:y="1.4cm">
          <text:p text:style-name="P2">Послать запрос</text:p>
          <text:p text:style-name="P2">на восстановление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5.8cm" svg:y="8cm">
          <text:p text:style-name="P2">Посетить страницу </text:p>
          <text:p text:style-name="P2">зарезервированных книг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Разметка" svg:width="3.9cm" svg:height="2.1cm" svg:x="23.6cm" svg:y="7.9cm">
          <text:p text:style-name="P2">Подтвердить </text:p>
          <text:p text:style-name="P2">резервацию книг 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Разметка" svg:width="3.9cm" svg:height="2.1cm" svg:x="12.5cm" svg:y="15cm">
          <text:p text:style-name="P2">Зарезервировать</text:p>
          <text:p text:style-name="P2">книг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23cm" svg:y="4.1cm">
          <text:p text:style-name="P2">Посетить </text:p>
          <text:p text:style-name="P2">страницу истории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Обычный">
        <draw:g>
          <draw:custom-shape draw:style-name="gr1" draw:text-style-name="P1" draw:layer="layout" svg:width="1.8cm" svg:height="1.7cm" svg:x="8.5cm" svg:y="7.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5" draw:layer="layout" svg:width="5.2cm" svg:height="0.962cm" svg:x="7.2cm" svg:y="9.6cm">
            <draw:text-box>
              <text:p>Библиотекарь</text:p>
            </draw:text-box>
          </draw:frame>
        </draw:g>
        <draw:custom-shape draw:style-name="gr4" draw:text-style-name="P2" draw:layer="Разметка" svg:width="3.9cm" svg:height="2.1cm" svg:x="1.3cm" svg:y="7.9cm">
          <text:p text:style-name="P2">Выполнить </text:p>
          <text:p text:style-name="P2">вы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7.6cm" svg:y="4.7cm">
          <text:p text:style-name="P2">Посетить страницу</text:p>
          <text:p text:style-name="P2">каталога кни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3.1cm" svg:y="1.4cm">
          <text:p text:style-name="P2">Добави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7.8cm" svg:y="1.4cm">
          <text:p text:style-name="P2">Редактирова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2.6cm" svg:y="1.4cm">
          <text:p text:style-name="P2">Удали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4.3cm" svg:y="4.7cm">
          <text:p text:style-name="P2">Посетить страницу</text:p>
          <text:p text:style-name="P2">списка книг - каталог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Разметка" svg:width="3.9cm" svg:height="2.1cm" svg:x="20.9cm" svg:y="4.7cm">
          <text:p text:style-name="P2">Посетить страницу </text:p>
          <text:p text:style-name="P2">истории книги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Разметка" svg:width="3.9cm" svg:height="2.1cm" svg:x="7.4cm" svg:y="12.4cm">
          <text:p text:style-name="P2">Посетить страницу</text:p>
          <text:p text:style-name="P2">списка читателе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.3cm" svg:y="11cm">
          <text:p text:style-name="P2">Забани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.3cm" svg:y="14.1cm">
          <text:p text:style-name="P2">Разбани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5.6cm" svg:y="10cm">
          <text:p text:style-name="P2">Посетить страницу</text:p>
          <text:p text:style-name="P2">читателя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Разметка" svg:width="3.9cm" svg:height="2.1cm" svg:x="21.5cm" svg:y="7.6cm">
          <text:p text:style-name="P2">Редактирова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21.5cm" svg:y="11.5cm">
          <text:p text:style-name="P2">Выдать </text:p>
          <text:p text:style-name="P2">читательский паспор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Разметка" svg:width="3.9cm" svg:height="2.1cm" svg:x="14.6cm" svg:y="13.4cm">
          <text:p text:style-name="P2">Посетить страницу</text:p>
          <text:p text:style-name="P2">истории читателя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Разметка" svg:width="3.9cm" svg:height="2.1cm" svg:x="11.1cm" svg:y="16.2cm">
          <text:p text:style-name="P2">Выдать книги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Разметка" svg:width="3.9cm" svg:height="2.1cm" svg:x="18.6cm" svg:y="16.2cm">
          <text:p text:style-name="P2">Вернуть книги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4" draw:style-name="dp1" draw:master-page-name="Обычный">
        <draw:g>
          <draw:custom-shape draw:style-name="gr1" draw:text-style-name="P1" draw:layer="layout" svg:width="1.8cm" svg:height="1.7cm" svg:x="12.8cm" svg:y="7.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2" draw:text-style-name="P1" draw:layer="layout" svg:width="2.6cm" svg:height="1.15cm" svg:x="12.4cm" svg:y="9.75cm">
            <draw:text-box>
              <text:p text:style-name="P1">Админ</text:p>
            </draw:text-box>
          </draw:frame>
        </draw:g>
        <draw:custom-shape draw:style-name="gr3" draw:text-style-name="P2" draw:layer="layout" svg:width="3.9cm" svg:height="2.1cm" svg:x="5.3cm" svg:y="7.8cm">
          <text:p text:style-name="P2">Выполнить </text:p>
          <text:p text:style-name="P2">вы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9cm" svg:height="2.1cm" svg:x="5.2cm" svg:y="11cm">
          <text:p text:style-name="P2">Все тоже, </text:p>
          <text:p text:style-name="P2">что и библиотекар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9cm" svg:height="2.1cm" svg:x="11.7cm" svg:y="4.7cm">
          <text:p text:style-name="P2">Посетить страницу </text:p>
          <text:p text:style-name="P2">списка библиотекарей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3.9cm" svg:height="2.1cm" svg:x="6.5cm" svg:y="1.4cm">
          <text:p text:style-name="P2">Добавить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3.9cm" svg:height="2.1cm" svg:x="11.7cm" svg:y="1.5cm">
          <text:p text:style-name="P2">Редактировать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3.9cm" svg:height="2.1cm" svg:x="17.3cm" svg:y="1.6cm">
          <text:p text:style-name="P2">Удалить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3.9cm" svg:height="2.1cm" svg:x="19.3cm" svg:y="8.3cm">
          <text:p text:style-name="P2">Посетить страницу </text:p>
          <text:p text:style-name="P2">для заполнения главной страницы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3.9cm" svg:height="2.1cm" svg:x="24.3cm" svg:y="5.6cm">
          <text:p text:style-name="P2">Изменить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3.9cm" svg:height="2.1cm" svg:x="13.7cm" svg:y="12.3cm">
          <text:p text:style-name="P2">Посетить страницу </text:p>
          <text:p text:style-name="P2">для заполнения обратной связи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3.9cm" svg:height="2.1cm" svg:x="13.8cm" svg:y="15.6cm">
          <text:p text:style-name="P2">Изменить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4:12:10.593506649</meta:creation-date>
    <dc:date>2014-09-13T15:58:49.718099786</dc:date>
    <meta:editing-duration>PT1H41M21S</meta:editing-duration>
    <meta:editing-cycles>20</meta:editing-cycles>
    <meta:generator>LibreOffice/4.2.4.2$Linux_X86_64 LibreOffice_project/420m0$Build-2</meta:generator>
    <meta:document-statistic meta:object-count="60"/>
  </office:meta>
</office:document-meta>
</file>